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8e8e8" draw:textarea-horizontal-align="justify" draw:textarea-vertical-align="middle" draw:auto-grow-height="false" fo:min-height="6.112cm" fo:min-width="4.36cm"/>
    </style:style>
    <style:style style:name="gr2" style:family="graphic" style:parent-style-name="standard">
      <style:graphic-properties draw:stroke="none" draw:fill-color="#e8e8e8" draw:textarea-horizontal-align="justify" draw:textarea-vertical-align="middle" draw:auto-grow-height="false" fo:min-height="9.91cm" fo:min-width="3.818cm"/>
    </style:style>
    <style:style style:name="gr3" style:family="graphic" style:parent-style-name="standard">
      <style:graphic-properties draw:stroke="none" svg:stroke-color="#9c9c00" draw:fill-color="#9c9c00" draw:textarea-vertical-align="middle"/>
    </style:style>
    <style:style style:name="gr4" style:family="graphic" style:parent-style-name="standard">
      <style:graphic-properties draw:stroke="none" draw:fill-color="#00caca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6" style:family="graphic" style:parent-style-name="standard">
      <style:graphic-properties draw:stroke="none" draw:fill-color="#d0d0d0" draw:textarea-horizontal-align="justify" draw:textarea-vertical-align="middle" draw:auto-grow-height="false" fo:min-height="0.528cm" fo:min-width="1.2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9" style:family="graphic" style:parent-style-name="standard">
      <style:graphic-properties draw:stroke="none" draw:fill="none" fo:min-height="5.249cm"/>
      <style:paragraph-properties style:writing-mode="lr-tb"/>
    </style:style>
    <style:style style:name="gr10" style:family="graphic" style:parent-style-name="standard">
      <style:graphic-properties draw:stroke="none" draw:fill="none" fo:min-height="1.765cm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1.528cm" fo:min-width="3.3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389cm"/>
    </style:style>
    <style:style style:name="gr13" style:family="graphic" style:parent-style-name="standard">
      <style:graphic-properties draw:stroke="none" draw:fill-color="#e8e8e8" draw:textarea-horizontal-align="justify" draw:textarea-vertical-align="middle" draw:auto-grow-height="false" fo:min-height="7.37cm" fo:min-width="4.61cm"/>
    </style:style>
    <style:style style:name="gr14" style:family="graphic" style:parent-style-name="objectwithoutfill">
      <style:graphic-properties svg:stroke-color="#0000b0" draw:marker-end="Arrow" draw:marker-end-width="0.3cm" draw:fill="solid" draw:fill-color="#000000" draw:textarea-vertical-align="middle"/>
    </style:style>
    <style:style style:name="gr15" style:family="graphic" style:parent-style-name="objectwithoutfill">
      <style:graphic-properties svg:stroke-color="#9c9c00" draw:marker-end="Arrow" draw:marker-end-width="0.3cm" draw:fill="solid" draw:fill-color="#000000" draw:textarea-vertical-align="middle"/>
    </style:style>
    <style:style style:name="gr16" style:family="graphic" style:parent-style-name="objectwithoutfill">
      <style:graphic-properties svg:stroke-color="#00caca" draw:marker-end="Arrow" draw:marker-end-width="0.3cm" draw:fill="solid" draw:fill-color="#000000" draw:textarea-vertical-align="middle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objectwithoutfill">
      <style:graphic-properties draw:stroke="none" draw:fill="solid" draw:fill-color="#007ff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draw:fill-color="#0000b0" draw:textarea-vertical-align="middle"/>
    </style:style>
    <style:style style:name="gr21" style:family="graphic" style:parent-style-name="standard">
      <style:graphic-properties draw:stroke="solid" svg:stroke-color="#7f7f7f" draw:fill="none" fo:min-height="0.476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8e8e8"/>
      <style:paragraph-properties fo:text-align="center"/>
    </style:style>
    <style:style style:name="P2" style:family="paragraph">
      <loext:graphic-properties draw:fill-color="#9c9c00"/>
      <style:paragraph-properties fo:text-align="center"/>
    </style:style>
    <style:style style:name="P3" style:family="paragraph">
      <loext:graphic-properties draw:fill-color="#00caca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d0d0d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666666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007ffe"/>
      <style:paragraph-properties fo:text-align="center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>
      <loext:graphic-properties draw:fill-color="#0000b0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6cm" svg:height="6.362cm" svg:x="18.462cm" svg:y="2.7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0.16cm" svg:x="0.662cm" svg:y="0.916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636cm" svg:height="0.858cm" svg:x="1.868cm" svg:y="9.839cm" svg:viewBox="0 0 1637 859" svg:d="M0 859c166-145 240-345 298-546 39-135 274-537 298-148 13 204 175 360 330 496 159 140 339 62 496 165l182 17h33z">
          <text:p/>
        </draw:path>
        <draw:path draw:style-name="gr4" draw:text-style-name="P3" draw:layer="layout" svg:width="1.975cm" svg:height="0.98cm" svg:x="1.781cm" svg:y="2.676cm" svg:viewBox="0 0 1976 981" svg:d="M0 949c530-11 444-621 765-860 501-372 644 535 956 701l255 191z">
          <text:p/>
        </draw:path>
        <draw:line draw:style-name="gr5" draw:text-style-name="P4" draw:layer="layout" svg:x1="1.578cm" svg:y1="3.656cm" svg:x2="1.578cm" svg:y2="1.878cm">
          <text:p/>
        </draw:line>
        <draw:line draw:style-name="gr5" draw:text-style-name="P4" draw:layer="layout" svg:x1="1.578cm" svg:y1="3.656cm" svg:x2="4.372cm" svg:y2="3.656cm">
          <text:p/>
        </draw:line>
        <draw:line draw:style-name="gr5" draw:text-style-name="P4" draw:layer="layout" svg:x1="1.578cm" svg:y1="6.596cm" svg:x2="1.578cm" svg:y2="4.818cm">
          <text:p/>
        </draw:line>
        <draw:line draw:style-name="gr5" draw:text-style-name="P4" draw:layer="layout" svg:x1="1.578cm" svg:y1="6.596cm" svg:x2="4.372cm" svg:y2="6.596cm">
          <text:p/>
        </draw:line>
        <draw:line draw:style-name="gr5" draw:text-style-name="P4" draw:layer="layout" svg:x1="1.603cm" svg:y1="10.671cm" svg:x2="1.603cm" svg:y2="8.893cm">
          <text:p/>
        </draw:line>
        <draw:line draw:style-name="gr5" draw:text-style-name="P4" draw:layer="layout" svg:x1="1.603cm" svg:y1="10.671cm" svg:x2="4.397cm" svg:y2="10.671cm">
          <text:p/>
        </draw:line>
        <draw:custom-shape draw:style-name="gr6" draw:text-style-name="P5" draw:layer="layout" svg:width="1.778cm" svg:height="0.778cm" svg:x="1.832cm" svg:y="5.81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588cm" svg:height="0.962cm" svg:x="0.67cm" svg:y="1.1cm">
          <draw:text-box>
            <text:p><text:span text:style-name="T1">Paramet</text:span><text:span text:style-name="T1">er 1</text:span></text:p>
          </draw:text-box>
        </draw:frame>
        <draw:frame draw:style-name="gr7" draw:text-style-name="P6" draw:layer="layout" svg:width="5.588cm" svg:height="0.962cm" svg:x="0.67cm" svg:y="4cm">
          <draw:text-box>
            <text:p><text:span text:style-name="T1">Paramet</text:span><text:span text:style-name="T1">er 2</text:span></text:p>
          </draw:text-box>
        </draw:frame>
        <draw:frame draw:style-name="gr8" draw:text-style-name="P6" draw:layer="layout" svg:width="5.988cm" svg:height="1.427cm" svg:x="-0.63cm" svg:y="8.1cm">
          <draw:text-box>
            <text:p text:style-name="P7"><text:span text:style-name="T1">Paramet</text:span><text:span text:style-name="T1">er n</text:span></text:p>
          </draw:text-box>
        </draw:frame>
        <draw:frame draw:style-name="gr8" draw:text-style-name="P8" draw:layer="layout" svg:width="6.604cm" svg:height="1.427cm" svg:x="0.1cm" svg:y="-0.046cm">
          <draw:text-box>
            <text:p><text:span text:style-name="T2">Uncertain </text:span><text:span text:style-name="T2">parameters</text:span></text:p>
          </draw:text-box>
        </draw:frame>
        <draw:frame draw:style-name="gr8" draw:text-style-name="P8" draw:layer="layout" svg:width="6.604cm" svg:height="1.427cm" svg:x="11.592cm" svg:y="1.354cm">
          <draw:text-box>
            <text:p><text:span text:style-name="T2">Uncertain output</text:span></text:p>
          </draw:text-box>
        </draw:frame>
        <draw:frame draw:style-name="gr9" draw:text-style-name="P9" draw:layer="layout" svg:width="7.41cm" svg:height="5.499cm" svg:x="24.594cm" svg:y="2.418cm">
          <draw:text-box>
            <text:p><text:span text:style-name="T2">Global sensitivity analysis</text:span></text:p>
            <text:p><text:span text:style-name="T3">First and total sensitivity index for each parameter</text:span></text:p>
            <text:p><text:span text:style-name="T4"/></text:p>
          </draw:text-box>
        </draw:frame>
        <draw:frame draw:style-name="gr10" draw:text-style-name="P9" draw:layer="layout" svg:width="6.226cm" svg:height="2.015cm" svg:x="24.662cm" svg:y="6.758cm">
          <draw:text-box>
            <text:p><text:span text:style-name="T2">Forward propagation</text:span></text:p>
            <text:p><text:span text:style-name="T3">Statistical moments of the quantity of interest </text:span></text:p>
          </draw:text-box>
        </draw:frame>
        <draw:frame draw:style-name="gr8" draw:text-style-name="P11" draw:layer="layout" svg:width="5.988cm" svg:height="1.427cm" svg:x="-0.354cm" svg:y="7.012cm">
          <draw:text-box>
            <text:p text:style-name="P10"><text:span text:style-name="T5">.</text:span></text:p>
            <text:p text:style-name="P10"><text:span text:style-name="T5">.</text:span></text:p>
            <text:p text:style-name="P10"><text:span text:style-name="T5">.</text:span></text:p>
          </draw:text-box>
        </draw:frame>
        <draw:custom-shape draw:style-name="gr11" draw:text-style-name="P13" draw:layer="layout" svg:width="3.81cm" svg:height="1.778cm" svg:x="6.366cm" svg:y="4.826cm">
          <text:p text:style-name="P12"><text:span text:style-name="T1">Blac</text:span><text:span text:style-name="T1">k </text:span><text:span text:style-name="T1">box </text:span></text:p>
          <text:p text:style-name="P12"><text:span text:style-name="T1">simul</text:span><text:span text:style-name="T1">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016cm" svg:height="0.762cm" svg:x="5.188cm" svg:y="5.2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016cm" svg:height="0.762cm" svg:x="10.489cm" svg:y="5.2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11cm" svg:height="7.62cm" svg:x="11.762cm" svg:y="2.18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878cm" svg:y1="6.531cm" svg:x2="12.878cm" svg:y2="4.753cm">
          <text:p/>
        </draw:line>
        <draw:line draw:style-name="gr15" draw:text-style-name="P4" draw:layer="layout" svg:x1="12.878cm" svg:y1="6.531cm" svg:x2="15.672cm" svg:y2="6.531cm">
          <text:p/>
        </draw:line>
        <draw:frame draw:style-name="gr7" draw:text-style-name="P6" draw:layer="layout" svg:width="5.588cm" svg:height="2.015cm" svg:x="11.77cm" svg:y="2.575cm">
          <draw:text-box>
            <text:p><text:span text:style-name="T1">Quantity of </text:span><text:span text:style-name="T1">interest</text:span></text:p>
            <text:p><text:span text:style-name="T1">evaluated at </text:span></text:p>
            <text:p><text:span text:style-name="T1">sample points</text:span></text:p>
          </draw:text-box>
        </draw:frame>
        <draw:line draw:style-name="gr16" draw:text-style-name="P4" draw:layer="layout" svg:x1="12.878cm" svg:y1="6.531cm" svg:x2="14.686cm" svg:y2="5.234cm">
          <text:p/>
        </draw:line>
        <draw:line draw:style-name="gr17" draw:text-style-name="P15" draw:layer="layout" svg:x1="13.416cm" svg:y1="5.488cm" svg:x2="13.67cm" svg:y2="5.234cm">
          <text:p/>
        </draw:line>
        <draw:line draw:style-name="gr17" draw:text-style-name="P15" draw:layer="layout" svg:x1="13.67cm" svg:y1="5.488cm" svg:x2="13.416cm" svg:y2="5.234cm">
          <text:p/>
        </draw:line>
        <draw:line draw:style-name="gr17" draw:text-style-name="P15" draw:layer="layout" svg:x1="13.816cm" svg:y1="5.788cm" svg:x2="14.07cm" svg:y2="5.534cm">
          <text:p/>
        </draw:line>
        <draw:line draw:style-name="gr17" draw:text-style-name="P15" draw:layer="layout" svg:x1="14.07cm" svg:y1="5.788cm" svg:x2="13.816cm" svg:y2="5.534cm">
          <text:p/>
        </draw:line>
        <draw:line draw:style-name="gr17" draw:text-style-name="P15" draw:layer="layout" svg:x1="13.816cm" svg:y1="5.188cm" svg:x2="14.07cm" svg:y2="4.934cm">
          <text:p/>
        </draw:line>
        <draw:line draw:style-name="gr17" draw:text-style-name="P15" draw:layer="layout" svg:x1="14.07cm" svg:y1="5.188cm" svg:x2="13.816cm" svg:y2="4.934cm">
          <text:p/>
        </draw:line>
        <draw:line draw:style-name="gr17" draw:text-style-name="P15" draw:layer="layout" svg:x1="14.116cm" svg:y1="5.788cm" svg:x2="14.37cm" svg:y2="5.534cm">
          <text:p/>
        </draw:line>
        <draw:line draw:style-name="gr17" draw:text-style-name="P15" draw:layer="layout" svg:x1="14.37cm" svg:y1="5.788cm" svg:x2="14.116cm" svg:y2="5.534cm">
          <text:p/>
        </draw:line>
        <draw:line draw:style-name="gr17" draw:text-style-name="P15" draw:layer="layout" svg:x1="13.316cm" svg:y1="6.088cm" svg:x2="13.57cm" svg:y2="5.834cm">
          <text:p/>
        </draw:line>
        <draw:line draw:style-name="gr17" draw:text-style-name="P15" draw:layer="layout" svg:x1="13.57cm" svg:y1="6.088cm" svg:x2="13.316cm" svg:y2="5.834cm">
          <text:p/>
        </draw:line>
        <draw:line draw:style-name="gr17" draw:text-style-name="P15" draw:layer="layout" svg:x1="14.316cm" svg:y1="4.888cm" svg:x2="14.57cm" svg:y2="4.634cm">
          <text:p/>
        </draw:line>
        <draw:line draw:style-name="gr17" draw:text-style-name="P15" draw:layer="layout" svg:x1="14.57cm" svg:y1="4.888cm" svg:x2="14.316cm" svg:y2="4.634cm">
          <text:p/>
        </draw:line>
        <draw:custom-shape draw:style-name="gr12" draw:text-style-name="P14" draw:layer="layout" svg:width="1.016cm" svg:height="0.762cm" svg:x="17.189cm" svg:y="5.2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4" draw:layer="layout" svg:x1="19.478cm" svg:y1="6.231cm" svg:x2="19.478cm" svg:y2="4.453cm">
          <text:p/>
        </draw:line>
        <draw:line draw:style-name="gr15" draw:text-style-name="P4" draw:layer="layout" svg:x1="19.478cm" svg:y1="6.231cm" svg:x2="22.272cm" svg:y2="6.231cm">
          <text:p/>
        </draw:line>
        <draw:line draw:style-name="gr16" draw:text-style-name="P4" draw:layer="layout" svg:x1="19.478cm" svg:y1="6.231cm" svg:x2="21.286cm" svg:y2="4.934cm">
          <text:p/>
        </draw:line>
        <draw:frame draw:style-name="gr8" draw:text-style-name="P8" draw:layer="layout" svg:width="7.254cm" svg:height="1.427cm" svg:x="18.192cm" svg:y="1.355cm">
          <draw:text-box>
            <text:p><text:span text:style-name="T2">Polynomial chaos expansion</text:span></text:p>
          </draw:text-box>
        </draw:frame>
        <draw:path draw:style-name="gr18" draw:text-style-name="P16" draw:layer="layout" svg:width="1.545cm" svg:height="0.896cm" draw:transform="skewX (0.355872634481644) rotate (1.14493598930828) translate (19.8215651992914cm 5.75187703819229cm)" svg:viewBox="0 0 1546 897" svg:d="M34 0c227 52 479 12 698 84 218 72 423-107 531 21 107 125 135 268 151 413 9 78 349 566-96 300-215-129-400-46-644-67-218-18-395-83-454-249-49-144-144-272-220-405l9-82z">
          <text:p/>
        </draw:path>
        <draw:frame draw:style-name="gr19" draw:text-style-name="P18" draw:layer="layout" svg:width="5.51cm" svg:height="3.095cm" svg:x="11.662cm" svg:y="7.62cm">
          <draw:text-box>
            <text:p text:style-name="P17"><text:span text:style-name="T6">Location of samples depends on:</text:span></text:p>
            <text:p text:style-name="P17"><text:span text:style-name="T6">• </text:span><text:span text:style-name="T6">order of the expansion</text:span></text:p>
            <text:p text:style-name="P17"><text:span text:style-name="T6">• </text:span><text:span text:style-name="T6">parameter distributions</text:span></text:p>
          </draw:text-box>
        </draw:frame>
        <draw:frame draw:style-name="gr8" draw:text-style-name="P20" draw:layer="layout" svg:width="4.86cm" svg:height="1.427cm" svg:x="18.462cm" svg:y="6.758cm">
          <draw:text-box>
            <text:p text:style-name="P19"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ti</text:span><text:span text:style-name="T7">o</text:span><text:span text:style-name="T7">n </text:span><text:span text:style-name="T7">o</text:span><text:span text:style-name="T7">f </text:span><text:span text:style-name="T7">m</text:span><text:span text:style-name="T7">o</text:span><text:span text:style-name="T7">d</text:span><text:span text:style-name="T7">e</text:span><text:span text:style-name="T7">l </text:span><text:span text:style-name="T7">c</text:span><text:span text:style-name="T7">o</text:span><text:span text:style-name="T7">e</text:span><text:span text:style-name="T7">ff</text:span><text:span text:style-name="T7">ic</text:span><text:span text:style-name="T7">i</text:span><text:span text:style-name="T7">e</text:span><text:span text:style-name="T7">n</text:span><text:span text:style-name="T7">t</text:span><text:span text:style-name="T7">s</text:span></text:p>
          </draw:text-box>
        </draw:frame>
        <draw:custom-shape draw:style-name="gr12" draw:text-style-name="P14" draw:layer="layout" svg:width="1.016cm" svg:height="0.762cm" svg:x="23.568cm" svg:y="3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016cm" svg:height="0.762cm" svg:x="17.19cm" svg:y="5.2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016cm" svg:height="0.762cm" svg:x="23.59cm" svg:y="7.4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0" draw:text-style-name="P21" draw:layer="layout" svg:width="1.978cm" svg:height="0.778cm" svg:x="26.308cm" svg:y="9.96cm" svg:viewBox="0 0 1979 779" svg:d="M1979 753c-531-8-444-493-766-682-502-296-645 424-958 556l-255 152z">
          <text:p/>
        </draw:path>
        <draw:line draw:style-name="gr5" draw:text-style-name="P4" draw:layer="layout" svg:x1="26.208cm" svg:y1="10.738cm" svg:x2="26.208cm" svg:y2="8.96cm">
          <text:p/>
        </draw:line>
        <draw:line draw:style-name="gr5" draw:text-style-name="P4" draw:layer="layout" svg:x1="26.208cm" svg:y1="10.738cm" svg:x2="29.002cm" svg:y2="10.738cm">
          <text:p/>
        </draw:line>
        <draw:frame draw:style-name="gr21" draw:text-style-name="P22" draw:layer="layout" svg:width="5.87cm" svg:height="1.199cm" svg:x="25.146cm" svg:y="4.526cm">
          <draw:text-box>
            <text:p><text:span text:style-name="T4">Influen</text:span><text:span text:style-name="T4">ce </text:span><text:span text:style-name="T4">Param</text:span><text:span text:style-name="T4">eter 2 &gt; </text:span><text:span text:style-name="T4">Influen</text:span><text:span text:style-name="T4">ce </text:span><text:span text:style-name="T4">Param</text:span><text:span text:style-name="T4">eter 1 &gt; </text:span><text:span text:style-name="T4">...</text:span></text:p>
          </draw:text-box>
        </draw:frame>
        <draw:frame draw:style-name="gr7" draw:text-style-name="P6" draw:layer="layout" svg:width="5.588cm" svg:height="0.962cm" svg:x="26.416cm" svg:y="8.89cm">
          <draw:text-box>
            <text:p><text:span text:style-name="T1">Quantity </text:span><text:span text:style-name="T1">of </text:span><text:span text:style-name="T1">interest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1.1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67cm" svg:x="1cm" svg:y="4.689cm"/>
      <draw:page-thumbnail draw:layer="backgroundobjects" svg:width="8.999cm" svg:height="3.167cm" svg:x="1cm" svg:y="13.265cm"/>
      <draw:page-thumbnail draw:layer="backgroundobjects" svg:width="8.999cm" svg:height="3.167cm" svg:x="1cm" svg:y="21.841cm"/>
      <draw:page-thumbnail draw:layer="backgroundobjects" svg:width="8.999cm" svg:height="3.167cm" svg:x="11cm" svg:y="4.689cm"/>
      <draw:page-thumbnail draw:layer="backgroundobjects" svg:width="8.999cm" svg:height="3.167cm" svg:x="11cm" svg:y="13.265cm"/>
      <draw:page-thumbnail draw:layer="backgroundobjects" svg:width="8.999cm" svg:height="3.167cm" svg:x="11cm" svg:y="21.841cm"/>
    </style:handout-master>
    <style:master-page style:name="Default" style:page-layout-name="PM1" draw:style-name="Mdp1">
      <draw:frame presentation:style-name="Default-title" draw:layer="backgroundobjects" svg:width="25.191cm" svg:height="1.696cm" svg:x="1.399cm" svg:y="0.405cm" presentation:class="title" presentation:placeholder="true">
        <draw:text-box/>
      </draw:frame>
      <draw:frame presentation:style-name="Default-outline1" draw:layer="backgroundobjects" svg:width="25.191cm" svg:height="5.892cm" svg:x="1.399cm" svg:y="2.377cm" presentation:class="outline" presentation:placeholder="true">
        <draw:text-box/>
      </draw:frame>
      <draw:frame presentation:style-name="Mpr1" draw:text-style-name="MP2" draw:layer="backgroundobjects" svg:width="6.521cm" svg:height="0.7cm" svg:x="1.399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7cm" svg:x="9.57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cm" svg:x="20.069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09:05:12.234025965</meta:creation-date>
    <dc:date>2024-02-27T11:44:43.632644489</dc:date>
    <meta:editing-duration>PT25M8S</meta:editing-duration>
    <meta:editing-cycles>11</meta:editing-cycles>
    <meta:generator>LibreOffice/6.4.7.2$Linux_X86_64 LibreOffice_project/40$Build-2</meta:generator>
    <meta:document-statistic meta:object-count="78"/>
  </office:meta>
</office:document-meta>
</file>